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1da29d" officeooo:paragraph-rsid="001da29d" style:font-weight-asian="normal" style:font-weight-complex="normal"/>
    </style:style>
    <style:style style:name="P17" style:family="paragraph" style:parent-style-name="Standard">
      <style:text-properties fo:font-weight="normal" officeooo:rsid="0023aecc" officeooo:paragraph-rsid="0023aecc" style:font-weight-asian="normal" style:font-weight-complex="normal"/>
    </style:style>
    <style:style style:name="P18" style:family="paragraph" style:parent-style-name="Standard">
      <style:text-properties fo:font-weight="normal" officeooo:rsid="006ff46c" officeooo:paragraph-rsid="006ff46c" style:font-weight-asian="normal" style:font-weight-complex="normal"/>
    </style:style>
    <style:style style:name="P19"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0"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1"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3"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5"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6"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officeooo:rsid="001900e8"/>
    </style:style>
    <style:style style:name="T8" style:family="text">
      <style:text-properties fo:font-weight="bold" style:font-weight-asian="bold" style:font-weight-complex="bold"/>
    </style:style>
    <style:style style:name="T9" style:family="text">
      <style:text-properties fo:font-weight="bold" officeooo:rsid="007881d5"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3aec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403f" style:font-style-asian="normal" style:font-style-complex="normal"/>
    </style:style>
    <style:style style:name="T14" style:family="text">
      <style:text-properties fo:font-style="normal" officeooo:rsid="001bea70" style:font-style-asian="normal" style:font-style-complex="normal"/>
    </style:style>
    <style:style style:name="T15" style:family="text">
      <style:text-properties fo:font-style="normal" officeooo:rsid="0023aecc" style:font-style-asian="normal" style:font-style-complex="normal"/>
    </style:style>
    <style:style style:name="T16" style:family="text">
      <style:text-properties fo:font-style="normal" officeooo:rsid="002497dd" style:font-style-asian="normal" style:font-style-complex="normal"/>
    </style:style>
    <style:style style:name="T17" style:family="text">
      <style:text-properties fo:font-style="normal" officeooo:rsid="001900e8" style:font-style-asian="normal" style:font-style-complex="normal"/>
    </style:style>
    <style:style style:name="T18" style:family="text">
      <style:text-properties fo:font-style="normal" officeooo:rsid="0025d5db" style:font-style-asian="normal" style:font-style-complex="normal"/>
    </style:style>
    <style:style style:name="T19" style:family="text">
      <style:text-properties fo:font-style="normal" officeooo:rsid="00267a69" style:font-style-asian="normal" style:font-style-complex="normal"/>
    </style:style>
    <style:style style:name="T20" style:family="text">
      <style:text-properties fo:font-style="normal" officeooo:rsid="00298668" style:font-style-asian="normal" style:font-style-complex="normal"/>
    </style:style>
    <style:style style:name="T21" style:family="text">
      <style:text-properties fo:font-style="normal" officeooo:rsid="0029d9ee" style:font-style-asian="normal" style:font-style-complex="normal"/>
    </style:style>
    <style:style style:name="T22" style:family="text">
      <style:text-properties fo:font-style="normal" officeooo:rsid="00308978" style:font-style-asian="normal" style:font-style-complex="normal"/>
    </style:style>
    <style:style style:name="T23" style:family="text">
      <style:text-properties fo:font-style="normal" officeooo:rsid="003155e4" style:font-style-asian="normal" style:font-style-complex="normal"/>
    </style:style>
    <style:style style:name="T24" style:family="text">
      <style:text-properties fo:font-style="normal" officeooo:rsid="003fae00" style:font-style-asian="normal" style:font-style-complex="normal"/>
    </style:style>
    <style:style style:name="T25" style:family="text">
      <style:text-properties fo:font-style="normal" officeooo:rsid="004197f8" style:font-style-asian="normal" style:font-style-complex="normal"/>
    </style:style>
    <style:style style:name="T26" style:family="text">
      <style:text-properties fo:font-style="normal" officeooo:rsid="0049de17" style:font-style-asian="normal" style:font-style-complex="normal"/>
    </style:style>
    <style:style style:name="T27" style:family="text">
      <style:text-properties fo:font-style="normal" officeooo:rsid="004b42da" style:font-style-asian="normal" style:font-style-complex="normal"/>
    </style:style>
    <style:style style:name="T28" style:family="text">
      <style:text-properties fo:font-style="normal" officeooo:rsid="004cd622" style:font-style-asian="normal" style:font-style-complex="normal"/>
    </style:style>
    <style:style style:name="T29" style:family="text">
      <style:text-properties fo:font-style="normal" officeooo:rsid="00505087" style:font-style-asian="normal" style:font-style-complex="normal"/>
    </style:style>
    <style:style style:name="T30" style:family="text">
      <style:text-properties fo:font-style="normal" officeooo:rsid="00522ad4" style:font-style-asian="normal" style:font-style-complex="normal"/>
    </style:style>
    <style:style style:name="T31" style:family="text">
      <style:text-properties fo:font-style="normal" officeooo:rsid="00653360" style:font-style-asian="normal" style:font-style-complex="normal"/>
    </style:style>
    <style:style style:name="T32" style:family="text">
      <style:text-properties fo:font-style="normal" officeooo:rsid="0065f802" style:font-style-asian="normal" style:font-style-complex="normal"/>
    </style:style>
    <style:style style:name="T33" style:family="text">
      <style:text-properties fo:font-style="normal" officeooo:rsid="006f3cf5" style:font-style-asian="normal" style:font-style-complex="normal"/>
    </style:style>
    <style:style style:name="T34" style:family="text">
      <style:text-properties fo:font-style="normal" officeooo:rsid="00797206" style:font-style-asian="normal" style:font-style-complex="normal"/>
    </style:style>
    <style:style style:name="T35" style:family="text">
      <style:text-properties fo:font-style="normal" officeooo:rsid="00797b5d" style:font-style-asian="normal" style:font-style-complex="normal"/>
    </style:style>
    <style:style style:name="T36" style:family="text">
      <style:text-properties fo:font-style="normal" officeooo:rsid="0080b2b7"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021b54b"/>
    </style:style>
    <style:style style:name="T39" style:family="text">
      <style:text-properties officeooo:rsid="002262ba"/>
    </style:style>
    <style:style style:name="T40" style:family="text">
      <style:text-properties officeooo:rsid="0023aecc"/>
    </style:style>
    <style:style style:name="T41" style:family="text">
      <style:text-properties officeooo:rsid="0028c091"/>
    </style:style>
    <style:style style:name="T42" style:family="text">
      <style:text-properties officeooo:rsid="003e8244"/>
    </style:style>
    <style:style style:name="T43" style:family="text">
      <style:text-properties officeooo:rsid="003fae00"/>
    </style:style>
    <style:style style:name="T44" style:family="text">
      <style:text-properties officeooo:rsid="003fd6a1"/>
    </style:style>
    <style:style style:name="T45" style:family="text">
      <style:text-properties officeooo:rsid="004e5c8e"/>
    </style:style>
    <style:style style:name="T46" style:family="text">
      <style:text-properties fo:font-size="16pt" officeooo:rsid="00530c36" style:font-size-asian="16pt" style:font-size-complex="16pt"/>
    </style:style>
    <style:style style:name="T47" style:family="text">
      <style:text-properties fo:font-size="16pt" officeooo:rsid="0076ef89" style:font-size-asian="16pt" style:font-size-complex="16pt"/>
    </style:style>
    <style:style style:name="T48" style:family="text">
      <style:text-properties officeooo:rsid="00559a62"/>
    </style:style>
    <style:style style:name="T49" style:family="text">
      <style:text-properties officeooo:rsid="0056cbc9"/>
    </style:style>
    <style:style style:name="T50" style:family="text">
      <style:text-properties officeooo:rsid="005c3420"/>
    </style:style>
    <style:style style:name="T51" style:family="text">
      <style:text-properties officeooo:rsid="0060ce5d"/>
    </style:style>
    <style:style style:name="T52" style:family="text">
      <style:text-properties officeooo:rsid="0060da8c"/>
    </style:style>
    <style:style style:name="T53" style:family="text">
      <style:text-properties officeooo:rsid="00672a5f"/>
    </style:style>
    <style:style style:name="T54" style:family="text">
      <style:text-properties officeooo:rsid="006b212d"/>
    </style:style>
    <style:style style:name="T55" style:family="text">
      <style:text-properties officeooo:rsid="0070197b"/>
    </style:style>
    <style:style style:name="T56" style:family="text">
      <style:text-properties officeooo:rsid="0071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47">So you want to make a great game? Here, in my opinion, is how to do it:</text:span><text:span text:style-name="T46"><text:line-break/></text:span></text:p>
      <text:p text:style-name="P26">Do something crazy, then tweak it a lot<text:span text:style-name="T38">, and be generous</text:span>.</text:p>
      <text:p text:style-name="P2"><text:span text:style-name="T2"><text:line-break/>First of all, you need to </text:span>do something crazy.<text:span text:style-name="T45"> </text:span><text:span text:style-name="T2">Something </text:span><text:span text:style-name="T5">unusual, </text:span><text:span text:style-name="T2">creative,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7">Absurd</text:span> humor, horrifying imagery, <text:span text:style-name="T1">and </text:span>tragic storylines<text:span text:style-name="T7"> are all things well-suited for the Steam userbase.</text:span> <text:span text:style-name="T1">(Of course, approach mature themes tastefully - don't just be shocking for the sake of being shocking.)</text:span></text:p>
      <text:p text:style-name="P4">-<text:span text:style-name="T1">Try to make your game's art be one of the following styles: watercolor, comic book, or anime. Pixel art is fine for prototypes, but unless you're amazing at it, don't include it in your final game.</text:span></text:p>
      <text:p text:style-name="P6">-Don't make your game into a roguelike unless you have a specific reason for doing so. <text:span text:style-name="T7">Shovel Knight would have been much worse if it was a roguelike instead of a level-based game.</text:span></text:p>
      <text:p text:style-name="P17">-Try to find a game idea that fulfills these 3 criteria: 1) You are able to make that game 2) People want to play that game 3) You want to make that game.</text:p>
      <text:p text:style-name="P18">-<text:span text:style-name="T56">A lot of video game tropes have been done to death, so to make something new and exciting, look to things other than video games for inspiration</text:span>.<text:span text:style-name="T55"> (Don't tell anyone the following secret: Board games are a goldmine of interesting design ideas.)</text:span></text:p>
      <text:p text:style-name="P18"/>
      <text:p text:style-name="P11">Don't know how to come up with an amazing idea? Maybe make yourself sleep-deprived, devour <text:span text:style-name="T41">inspirational</text:span> content, and fill notebooks with ideas. In your feverish creative fugue, an idea may just come. Embrace it<text:span text:style-name="T42">, even if it's not perfect,</text:span> <text:span text:style-name="T42">and</text:span> make a prototype <text:span text:style-name="T39">within 24 hours. If the idea is too complex to make in 24 hours, maybe make something simpler.</text:span></text:p>
      <text:p text:style-name="P8"/>
      <text:p text:style-name="P9">Once you have a base idea worked out, <text:span text:style-name="T8">tweak it </text:span><text:span text:style-name="T9">a lot</text:span><text:span text:style-name="T8">!</text:span></text:p>
      <text:p text:style-name="P7"/>
      <text:p text:style-name="P9">The moment-to-moment<text:span text:style-name="T43"> core</text:span> gameplay <text:span text:style-name="T10">must</text:span> be superbly fun and gratifying<text:span text:style-name="T43">; it's the most important part of the game, and the thing you should work on first.</text:span> A few tips: Trust your players,<text:span text:style-name="T44"> give them freedom, don't mislead them,</text:span> don't punish them for doing well, give them a tough-but-fair challenge<text:span text:style-name="T49">, and let their skill (rather than luck or an algorithm) decide how successful they are</text:span>.</text:p>
      <text:p text:style-name="P10"><text:line-break/>Is something not working in your game? Throw it out, or replace it with something else. <text:span text:style-name="T54">"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0">rules</text:span><text:span text:style-name="T12"> of your game simple, but the </text:span><text:span text:style-name="T10">content</text:span><text:span text:style-name="T12"> of your game varied &amp; complex. (An example is that if you are making magic the gathering, and people are complaining about mana screw/flood, don't </text:span><text:span text:style-name="T13">fix the problem with new RULES like having a separate land deck &amp; nonland deck; try to fix the problem with new CONTENT like </text:span><text:span text:style-name="T14">cards with </text:span><text:span text:style-name="T13">the cycling mechanic.)</text:span><text:line-break/></text:p>
      <text:p text:style-name="P16">When you're somewhat happy with the game, give it to playtesters. Your playtesters should be average people - the less they know about video games, the better. Watch the screen, but also keep an eye on <text:soft-page-break/>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40">that </text:span><text:span text:style-name="T11">some new ideas are just bad</text:span><text:span text:style-name="T15">. Really ask yourself</text:span><text:span text:style-name="T22">: </text:span><text:span text:style-name="T18">is</text:span><text:span text:style-name="T15"> this new idea a big tonal shift, </text:span><text:span text:style-name="T18">and </text:span><text:span text:style-name="T15">is the </text:span><text:span text:style-name="T20">new t</text:span><text:span text:style-name="T15">one better than </text:span><text:span text:style-name="T20">the old tone</text:span><text:span text:style-name="T15">? If I put this change in place, will I have to throw out a lot of work I've already done? Know</text:span><text:span text:style-name="T19">ing</text:span><text:span text:style-name="T15"> which new ideas to embrace and which to reject is a key </text:span><text:span text:style-name="T16">talent of game design.</text:span></text:p>
      <text:p text:style-name="P19"/>
      <text:p text:style-name="P12"><text:span text:style-name="T12">Finally, </text:span><text:span text:style-name="T37">be generous</text:span><text:span text:style-name="T12">.</text:span></text:p>
      <text:p text:style-name="P20"/>
      <text:p text:style-name="P12"><text:span text:style-name="T12">Include lots of levels, and make each level look different. </text:span><text:span text:style-name="T28">Start making</text:span><text:span text:style-name="T26"> new levels before the previous levels are finished. </text:span><text:span text:style-name="T12">Hide amazing things in corners that the players may not even discover. </text:span><text:span text:style-name="T24">Don't skimp on quality OR quantity.</text:span><text:span text:style-name="T27"> Show, don't tell.</text:span><text:span text:style-name="T24"> </text:span><text:span text:style-name="T17">Increase the amount of art in the game, and decrease the amount of story. (Divide the number of words in your game's </text:span><text:span text:style-name="T15">text</text:span><text:span text:style-name="T17"> by 5, multiply the number of unique art frames in the game by 5, and you're getting somewhere.)</text:span><text:span text:style-name="T33"> Draw fast and loose; if you aren't creating multiple enemies per day, you might be drawing too slowly.</text:span></text:p>
      <text:p text:style-name="P21"/>
      <text:p text:style-name="P12"><text:span text:style-name="T31">Don't worry about</text:span><text:span text:style-name="T12"> code quality, or about doing things "the right way." Tons of amazing games, from starcraft to final fantasy vi, are hacked together with unimaginably </text:span><text:span text:style-name="T21">nightmarish</text:span><text:span text:style-name="T12"> spaghetti code. It's fine.</text:span><text:span text:style-name="T32"> (This is probably the most polarizing statement in this document, but I stand by it.)</text:span></text:p>
      <text:p text:style-name="P22"/>
      <text:p text:style-name="P13"><text:span text:style-name="T12">Take care that no image in your game looks exactly l</text:span><text:span text:style-name="T30">i</text:span><text:span text:style-name="T12">k</text:span><text:span text:style-name="T30">e</text:span><text:span text:style-name="T12"> an image in a different game. Is there an enemy that looks like an octorok? Replace it with something new and creative.</text:span><text:span text:style-name="T23"> </text:span><text:span text:style-name="T25">Give your main character something other than a sword.</text:span></text:p>
      <text:p text:style-name="P23"/>
      <text:p text:style-name="P24">If you aren't amazing at a task, get someone more talented than you to do that task. For example, try to get a real-life rock <text:span text:style-name="T48">star</text:span> to compose your game's OST.<text:span text:style-name="T53"> Don't settle for anything less than great, but also don't overthink things. Simple is good.</text:span></text:p>
      <text:p text:style-name="P24"/>
      <text:p text:style-name="P25">Finally, the golden rule: <text:span text:style-name="T52">"Ask yourself what Donkey Kong Country 2 would do." AKA, </text:span>If you're not sure how to <text:span text:style-name="T51">design something in your game</text:span>, play some Donkey Kong Country 2, and <text:span text:style-name="T50">copy their strategy for solving the same problem.</text:span></text:p>
      <text:p text:style-name="P23"/>
      <text:p text:style-name="P15"><text:span text:style-name="T23">O</text:span><text:span text:style-name="T12">f course, these are all rules of thumb, and I am an idio</text:span><text:span text:style-name="T36">t</text:span><text:span text:style-name="T12">. But you should still listen to me because I said so!!!!!!!!!!!!!!!!!!!!!!!!!!!!</text:span></text:p>
      <text:p text:style-name="P23"/>
      <text:p text:style-name="P14"><text:span text:style-name="T23">F</text:span><text:span text:style-name="T12">urther advice: </text:span></text:p>
      <text:p text:style-name="P14"><text:span text:style-name="T34">MTG lead designer Mark Rosewater on making fun games</text:span><text:span text:style-name="T29">: </text:span><text:span text:style-name="T12">https://www.youtube.com/watch?v=QHHg99hwQGY</text:span></text:p>
      <text:p text:style-name="P14"><text:span text:style-name="T29">Ryan Clark </text:span><text:span text:style-name="T34">of Brace Yourself Games on making popular games</text:span><text:span text:style-name="T29">: </text:span><text:span text:style-name="T12">https://www.youtube.com/watch?v=LlAc5sBtGkc</text:span></text:p>
      <text:p text:style-name="P14"><text:span text:style-name="T35">Spelunky dev </text:span><text:span text:style-name="T34">Derek Yu on finishing games: </text:span><text:span text:style-name="T12">https://www.derekyu.com/makegames/deathloop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18T10:49:47.502000000</dc:date>
    <meta:editing-duration>PT4H58M42S</meta:editing-duration>
    <meta:editing-cycles>96</meta:editing-cycles>
    <meta:generator>LibreOffice/6.2.8.2$Windows_X86_64 LibreOffice_project/f82ddfca21ebc1e222a662a32b25c0c9d20169ee</meta:generator>
    <meta:document-statistic meta:table-count="0" meta:image-count="0" meta:object-count="0" meta:page-count="2" meta:paragraph-count="27" meta:word-count="1110" meta:character-count="6300" meta:non-whitespace-character-count="5209"/>
  </office:meta>
</office:document-meta>
</file>